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DefinitionList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List.createWidgets( Widge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dgetDefinitionList.resolve( List parents , WidgetDefinition par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WidgetDefinitionList.createWidget( Widget parent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dgetDefinitionList.checkCompleten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dgetDefinition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List.addWidgetDefinition( WidgetDefinition widget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idgetDefinitionList.getWidg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List.getWidgetDefini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List.WidgetDefinitionList(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